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9fa" officeooo:paragraph-rsid="0004a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610272.png to 10610492.png _&gt; </text:p>
      <text:p text:style-name="P1">i)tree and bud like structures (represents TB) ; </text:p>
      <text:p text:style-name="P1">ii)presence of nodule on left lung represents canc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48:39.655444301</meta:creation-date>
    <dc:date>2019-05-14T09:49:42.979474934</dc:date>
    <meta:editing-duration>PT1M7S</meta:editing-duration>
    <meta:editing-cycles>1</meta:editing-cycles>
    <meta:document-statistic meta:table-count="0" meta:image-count="0" meta:object-count="0" meta:page-count="1" meta:paragraph-count="3" meta:word-count="20" meta:character-count="134" meta:non-whitespace-character-count="115"/>
    <meta:generator>LibreOffice/5.1.6.2$Linux_X86_64 LibreOffice_project/10m0$Build-2</meta:generator>
  </office:meta>
</office:document-meta>
</file>